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none" fo:border-right="0.5pt solid #000000" fo:border-top="none" fo:border-bottom="none"/>
    </style:style>
    <style:style style:name="Table1.B1" style:family="table-cell">
      <style:table-cell-properties fo:padding="0.097cm" fo:border-left="0.5pt solid #000000" fo:border-right="0.5pt solid #000000" fo:border-top="none" fo:border-bottom="none"/>
    </style:style>
    <style:style style:name="Table1.C1" style:family="table-cell">
      <style:table-cell-properties fo:padding="0.097cm" fo:border-left="0.5pt solid #000000" fo:border-right="none" fo:border-top="none" fo:border-bottom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none" fo:border-right="none" fo:border-top="0.5pt solid #000000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none" fo:border-right="none" fo:border-top="0.5pt solid #000000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none" fo:border-right="none" fo:border-top="0.5pt solid #000000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-left="none" fo:border-right="none" fo:border-top="0.5pt solid #000000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officeooo:rsid="00027a14" officeooo:paragraph-rsid="0004c560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officeooo:rsid="00027a14" officeooo:paragraph-rsid="00027a14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officeooo:rsid="00074b40" officeooo:paragraph-rsid="000ba2b5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officeooo:rsid="00027a14" officeooo:paragraph-rsid="00027a14" style:font-size-asian="8.75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officeooo:rsid="00074b40" officeooo:paragraph-rsid="0007e72e" style:font-size-asian="8.75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bold" officeooo:rsid="000adcf7" officeooo:paragraph-rsid="000adcf7" style:font-size-asian="8.75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fo:font-weight="bold" officeooo:rsid="000adcf7" officeooo:paragraph-rsid="000adcf7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bold" officeooo:rsid="000adcf7" officeooo:paragraph-rsid="001158be" style:font-size-asian="8.75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fo:font-weight="bold" officeooo:rsid="000adcf7" officeooo:paragraph-rsid="001158be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fo:font-weight="bold" officeooo:rsid="000adcf7" officeooo:paragraph-rsid="00118214" style:font-size-asian="8.75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fo:font-weight="bold" officeooo:rsid="000adcf7" officeooo:paragraph-rsid="00118214" style:font-size-asian="8.75pt" style:font-weight-asian="bold" style:font-size-complex="10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0pt" fo:font-weight="bold" officeooo:rsid="000adcf7" officeooo:paragraph-rsid="000adcf7" style:font-size-asian="8.75pt" style:font-weight-asian="bold" style:font-size-complex="10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0pt" fo:font-weight="bold" officeooo:rsid="000adcf7" officeooo:paragraph-rsid="001158be" style:font-size-asian="8.75pt" style:font-weight-asian="bold" style:font-size-complex="10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10pt" fo:font-weight="bold" officeooo:rsid="000adcf7" officeooo:paragraph-rsid="00118214" style:font-size-asian="8.75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fo:font-weight="bold" officeooo:rsid="00074b40" officeooo:paragraph-rsid="0007e72e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fo:font-weight="bold" officeooo:rsid="00074b40" officeooo:paragraph-rsid="000adcf7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0pt" fo:font-weight="normal" officeooo:rsid="000adcf7" officeooo:paragraph-rsid="000ba2b5" style:font-size-asian="8.75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0pt" fo:font-weight="normal" officeooo:rsid="000adcf7" officeooo:paragraph-rsid="001158be" style:font-size-asian="8.75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fo:font-weight="normal" officeooo:rsid="000adcf7" officeooo:paragraph-rsid="001158be" style:font-size-asian="8.75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0pt" fo:font-weight="normal" officeooo:rsid="000adcf7" officeooo:paragraph-rsid="00118214" style:font-size-asian="8.75pt" style:font-weight-asian="normal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fo:font-weight="normal" officeooo:rsid="000adcf7" officeooo:paragraph-rsid="00118214" style:font-size-asian="8.75pt" style:font-weight-asian="norm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fo:font-weight="normal" officeooo:rsid="000adcf7" officeooo:paragraph-rsid="000adcf7" style:font-size-asian="8.75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0pt" fo:font-weight="normal" officeooo:rsid="000d1b74" officeooo:paragraph-rsid="000d1b74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7pt" officeooo:rsid="00074b40" officeooo:paragraph-rsid="0007e72e" style:font-size-asian="6.09999990463257pt" style:font-size-complex="7pt"/>
    </style:style>
    <style:style style:name="P26" style:family="paragraph" style:parent-style-name="Standard">
      <style:paragraph-properties fo:text-align="center" style:justify-single-word="false"/>
      <style:text-properties style:font-name="Arial" fo:font-size="7pt" officeooo:rsid="00074b40" officeooo:paragraph-rsid="001158be" style:font-size-asian="6.09999990463257pt" style:font-size-complex="7pt"/>
    </style:style>
    <style:style style:name="P27" style:family="paragraph" style:parent-style-name="Standard">
      <style:paragraph-properties fo:text-align="center" style:justify-single-word="false"/>
      <style:text-properties style:font-name="Arial" fo:font-size="7pt" officeooo:rsid="00074b40" officeooo:paragraph-rsid="00118214" style:font-size-asian="6.09999990463257pt" style:font-size-complex="7pt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rial" fo:font-size="10pt" officeooo:rsid="00074b40" officeooo:paragraph-rsid="000ba2b5" style:font-size-asian="10pt" style:font-size-complex="10pt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Arial" fo:font-size="10pt" officeooo:rsid="00074b40" officeooo:paragraph-rsid="000ba2b5" style:font-size-asian="10pt" style:font-size-complex="10pt"/>
    </style:style>
    <style:style style:name="P30" style:family="paragraph" style:parent-style-name="Standard" style:list-style-name="L5">
      <style:paragraph-properties fo:text-align="start" style:justify-single-word="false"/>
      <style:text-properties style:font-name="Arial" fo:font-size="10pt" fo:font-weight="normal" officeooo:rsid="000adcf7" officeooo:paragraph-rsid="000ba2b5" style:font-size-asian="8.75pt" style:font-weight-asian="normal" style:font-size-complex="10pt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style:font-name="Arial" fo:font-size="10pt" fo:font-weight="normal" officeooo:rsid="000adcf7" officeooo:paragraph-rsid="000ba2b5" style:font-size-asian="8.75pt" style:font-weight-asian="normal" style:font-size-complex="10pt" style:font-weight-complex="normal"/>
    </style:style>
    <style:style style:name="P32" style:family="paragraph" style:parent-style-name="Standard" style:list-style-name="L7">
      <style:paragraph-properties fo:text-align="start" style:justify-single-word="false"/>
      <style:text-properties style:font-name="Arial" fo:font-size="10pt" fo:font-weight="normal" officeooo:rsid="000adcf7" officeooo:paragraph-rsid="001158be" style:font-size-asian="8.75pt" style:font-weight-asian="normal" style:font-size-complex="10pt" style:font-weight-complex="normal"/>
    </style:style>
    <style:style style:name="P33" style:family="paragraph" style:parent-style-name="Standard" style:list-style-name="L8">
      <style:paragraph-properties fo:text-align="start" style:justify-single-word="false"/>
      <style:text-properties style:font-name="Arial" fo:font-size="10pt" fo:font-weight="normal" officeooo:rsid="000adcf7" officeooo:paragraph-rsid="00118214" style:font-size-asian="8.75pt" style:font-weight-asian="normal" style:font-size-complex="10pt" style:font-weight-complex="normal"/>
    </style:style>
    <style:style style:name="P34" style:family="paragraph" style:parent-style-name="Standard" style:list-style-name="L9">
      <style:paragraph-properties fo:text-align="start" style:justify-single-word="false"/>
      <style:text-properties style:font-name="Arial" fo:font-size="10pt" fo:font-weight="normal" officeooo:rsid="000adcf7" officeooo:paragraph-rsid="00118214" style:font-size-asian="8.75pt" style:font-weight-asian="normal" style:font-size-complex="10pt" style:font-weight-complex="normal"/>
    </style:style>
    <style:style style:name="P35" style:family="paragraph" style:parent-style-name="Standard" style:list-style-name="L5">
      <style:paragraph-properties fo:text-align="start" style:justify-single-word="false"/>
      <style:text-properties style:font-name="Arial" fo:font-size="10pt" fo:font-weight="normal" officeooo:rsid="00116eca" officeooo:paragraph-rsid="00116eca" style:font-size-asian="8.75pt" style:font-weight-asian="normal" style:font-size-complex="10pt" style:font-weight-complex="normal"/>
    </style:style>
    <style:style style:name="P36" style:family="paragraph" style:parent-style-name="Standard" style:list-style-name="L5">
      <style:paragraph-properties fo:text-align="start" style:justify-single-word="false"/>
      <style:text-properties style:font-name="Arial" fo:font-size="10pt" fo:font-weight="normal" officeooo:rsid="00116eca" officeooo:paragraph-rsid="00118214" style:font-size-asian="8.75pt" style:font-weight-asian="normal" style:font-size-complex="10pt" style:font-weight-complex="normal"/>
    </style:style>
    <style:style style:name="P37" style:family="paragraph" style:parent-style-name="Standard" style:list-style-name="L11">
      <style:paragraph-properties fo:text-align="start" style:justify-single-word="false"/>
      <style:text-properties style:font-name="Arial" fo:font-size="10pt" fo:font-weight="normal" officeooo:rsid="000dc4c7" officeooo:paragraph-rsid="000dc4c7" style:font-size-asian="8.75pt" style:font-weight-asian="normal" style:font-size-complex="10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0pt" fo:font-weight="bold" officeooo:rsid="000d1b74" officeooo:paragraph-rsid="000d1b74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Arial" fo:font-size="7pt" officeooo:rsid="00074b40" officeooo:paragraph-rsid="000ba2b5" style:font-size-asian="6.09999990463257pt" style:font-size-complex="7pt"/>
    </style:style>
    <style:style style:name="P40" style:family="paragraph" style:parent-style-name="Standard" style:list-style-name="L11">
      <style:paragraph-properties fo:text-align="start" style:justify-single-word="false"/>
      <style:text-properties style:font-name="Arial" fo:font-size="7pt" fo:font-weight="normal" officeooo:rsid="000d1b74" officeooo:paragraph-rsid="000d1b74" style:font-size-asian="6.09999990463257pt" style:font-weight-asian="normal" style:font-size-complex="7pt" style:font-weight-complex="normal"/>
    </style:style>
    <style:style style:name="P41" style:family="paragraph" style:parent-style-name="Standard" style:list-style-name="L10">
      <style:paragraph-properties fo:text-align="start" style:justify-single-word="false"/>
      <style:text-properties style:font-name="Arial" fo:font-size="7pt" fo:font-weight="normal" officeooo:rsid="000dc4c7" officeooo:paragraph-rsid="000d1b74" style:font-size-asian="6.09999990463257pt" style:font-weight-asian="normal" style:font-size-complex="7pt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Arial" fo:font-size="16pt" fo:font-weight="normal" officeooo:rsid="00027a14" officeooo:paragraph-rsid="00027a14" style:font-size-asian="16pt" style:font-weight-asian="normal" style:font-size-complex="16pt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Arial" fo:font-size="12pt" fo:font-weight="normal" officeooo:rsid="00074b40" officeooo:paragraph-rsid="00027a14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Arial" fo:font-size="12pt" fo:font-weight="normal" officeooo:rsid="00074b40" officeooo:paragraph-rsid="0007e72e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center" style:justify-single-word="false"/>
      <style:text-properties style:font-name="Arial" fo:font-size="12pt" fo:font-weight="normal" officeooo:rsid="000d1b74" officeooo:paragraph-rsid="000d1b74" style:font-size-asian="10.5pt" style:font-weight-asian="normal" style:font-size-complex="12pt" style:font-weight-complex="normal"/>
    </style:style>
    <style:style style:name="P46" style:family="paragraph" style:parent-style-name="Standard" style:list-style-name="L3">
      <style:paragraph-properties fo:text-align="start" style:justify-single-word="false"/>
      <style:text-properties officeooo:paragraph-rsid="000ba2b5"/>
    </style:style>
    <style:style style:name="P47" style:family="paragraph" style:parent-style-name="Standard" style:list-style-name="L4">
      <style:paragraph-properties fo:text-align="start" style:justify-single-word="false"/>
      <style:text-properties officeooo:paragraph-rsid="000ba2b5"/>
    </style:style>
    <style:style style:name="P48" style:family="paragraph" style:parent-style-name="Standard" style:list-style-name="L10">
      <style:paragraph-properties fo:text-align="start" style:justify-single-word="false"/>
      <style:text-properties officeooo:paragraph-rsid="000d1b74"/>
    </style:style>
    <style:style style:name="P49" style:family="paragraph" style:parent-style-name="Standard" style:list-style-name="L11">
      <style:paragraph-properties fo:text-align="start" style:justify-single-word="false"/>
      <style:text-properties officeooo:paragraph-rsid="000d1b74"/>
    </style:style>
    <style:style style:name="P50" style:family="paragraph">
      <style:paragraph-properties fo:text-align="center"/>
    </style:style>
    <style:style style:name="T1" style:family="text">
      <style:text-properties style:font-name="Arial" fo:font-size="10pt" officeooo:rsid="00074b40" style:font-size-asian="10pt" style:font-size-complex="10pt"/>
    </style:style>
    <style:style style:name="T2" style:family="text">
      <style:text-properties style:font-name="Arial" fo:font-size="10pt" officeooo:rsid="000adcf7" style:font-size-asian="10pt" style:font-size-complex="10pt"/>
    </style:style>
    <style:style style:name="T3" style:family="text">
      <style:text-properties style:font-name="Arial" fo:font-size="10pt" officeooo:rsid="0007e72e" style:font-size-asian="10pt" style:font-size-complex="10pt"/>
    </style:style>
    <style:style style:name="T4" style:family="text">
      <style:text-properties style:font-name="Arial" fo:font-size="10pt" fo:font-weight="normal" officeooo:rsid="000d1b74" style:font-size-asian="8.75pt" style:font-weight-asian="normal" style:font-size-complex="10pt" style:font-weight-complex="normal"/>
    </style:style>
    <style:style style:name="T5" style:family="text">
      <style:text-properties style:font-name="Arial" fo:font-size="10pt" fo:font-weight="normal" officeooo:rsid="000d1b74" style:font-size-asian="10pt" style:font-weight-asian="normal" style:font-size-complex="10pt" style:font-weight-complex="normal"/>
    </style:style>
    <style:style style:name="T6" style:family="text">
      <style:text-properties style:font-name="Arial" fo:font-size="10pt" fo:font-weight="normal" officeooo:rsid="000dc4c7" style:font-size-asian="10pt" style:font-weight-asian="normal" style:font-size-complex="10pt" style:font-weight-complex="normal"/>
    </style:style>
    <style:style style:name="T7" style:family="text">
      <style:text-properties style:font-name="Arial" fo:font-size="10pt" fo:font-weight="bold" officeooo:rsid="000d1b74" style:font-size-asian="10pt" style:font-weight-asian="bold" style:font-size-complex="10pt" style:font-weight-complex="bold"/>
    </style:style>
    <style:style style:name="T8" style:family="text">
      <style:text-properties style:font-name="Arial" fo:font-size="10pt" fo:font-weight="bold" officeooo:rsid="000d1b74" style:font-size-asian="8.75pt" style:font-weight-asian="bold" style:font-size-complex="10pt" style:font-weight-complex="bold"/>
    </style:style>
    <style:style style:name="T9" style:family="text">
      <style:text-properties style:font-name="Arial" fo:font-size="10pt" fo:font-weight="bold" officeooo:rsid="000dc4c7" style:font-size-asian="8.75pt" style:font-weight-asian="bold" style:font-size-complex="10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158be" style:font-weight-asian="bold" style:font-weight-complex="bold"/>
    </style:style>
    <style:style style:name="T12" style:family="text">
      <style:text-properties officeooo:rsid="000ba2b5"/>
    </style:style>
    <style:style style:name="T13" style:family="text">
      <style:text-properties officeooo:rsid="001158be"/>
    </style:style>
    <style:style style:name="T14" style:family="text">
      <style:text-properties officeooo:rsid="00118214"/>
    </style:style>
    <style:style style:name="T15" style:family="text">
      <style:text-properties officeooo:rsid="00074b40" style:font-size-asian="10pt"/>
    </style:style>
    <style:style style:name="T16" style:family="text">
      <style:text-properties fo:color="#333333" loext:opacity="100%"/>
    </style:style>
    <style:style style:name="T17" style:family="text">
      <style:text-properties fo:color="#333333" loext:opacity="100%" fo:font-weight="bold" style:font-weight-asian="bold" style:font-weight-complex="bold"/>
    </style:style>
    <style:style style:name="T18" style:family="text">
      <style:text-properties fo:color="#333333" loext:opacity="100%" fo:font-weight="bold" officeooo:rsid="001158be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OLEKSANDR BURLACHENKO</text:p>
      <text:p text:style-name="P5"/>
      <table:table table:name="Table1" table:style-name="Table1">
        <table:table-column table:style-name="Table1.A" table:number-columns-repeated="3"/>
        <table:table-row table:style-name="TableLine140508092996592">
          <table:table-cell table:style-name="Table1.A1" office:value-type="string">
            <text:p text:style-name="P1">Email: <text:a xlink:type="simple" xlink:href="mailto:ialexbur@gmail.com" text:style-name="Internet_20_link" text:visited-style-name="Visited_20_Internet_20_Link">ialexbur@gmail.com</text:a></text:p>
          </table:table-cell>
          <table:table-cell table:style-name="Table1.B1" office:value-type="string">
            <text:p text:style-name="P3">Website: <text:a xlink:type="simple" xlink:href="https://buralex.github.io/" text:style-name="Internet_20_link" text:visited-style-name="Visited_20_Internet_20_Link">buralex.github.io</text:a></text:p>
          </table:table-cell>
          <table:table-cell table:style-name="Table1.C1" office:value-type="string">
            <text:p text:style-name="P3">LinkedIn: <text:a xlink:type="simple" xlink:href="https://www.linkedin.com/in/buralex" text:style-name="Internet_20_link" text:visited-style-name="Visited_20_Internet_20_Link">linkedin.com/in/buralex</text:a></text:p>
          </table:table-cell>
        </table:table-row>
      </table:table>
      <text:p text:style-name="P2"/>
      <text:p text:style-name="P43"><draw:line text:anchor-type="paragraph" draw:z-index="0" draw:name="Horizontal line 1" draw:style-name="gr1" draw:text-style-name="P50" svg:x1="-0.025cm" svg:y1="0.737cm" svg:x2="16.975cm" svg:y2="0.737cm"><text:p/></draw:line>TECHNOLOGIES</text:p>
      <text:p text:style-name="P39"><text:span text:style-name="T10"/></text:p>
      <text:p text:style-name="P4"><text:span text:style-name="T10">Frontend</text:span>: </text:p>
      <text:list xml:id="list2689085375" text:style-name="L1">
        <text:list-item>
          <text:p text:style-name="P28">HTML, CSS (SCSS), Javascript, Typescript, React, Redux, Jotai, websockets</text:p>
        </text:list-item>
      </text:list>
      <text:p text:style-name="P16"/>
      <text:p text:style-name="P4"><text:span text:style-name="T10">Backend</text:span>: </text:p>
      <text:list xml:id="list1810157003" text:style-name="L2">
        <text:list-item>
          <text:p text:style-name="P29">Node.js, Express, NestJS, MySQL, PostgreSQL, MongoDB, Microservices, REST</text:p>
        </text:list-item>
      </text:list>
      <text:p text:style-name="P17"/>
      <text:p text:style-name="P4"><text:span text:style-name="T10">Testing</text:span>: </text:p>
      <text:list xml:id="list4011857858" text:style-name="L3">
        <text:list-item>
          <text:p text:style-name="P46"><text:span text:style-name="T1">Jest, </text:span><text:span text:style-name="T2">React Testing Library,</text:span><text:span text:style-name="T1"> Puppeteer, CodeceptJS</text:span></text:p>
        </text:list-item>
      </text:list>
      <text:p text:style-name="P16"/>
      <text:p text:style-name="P4"><text:span text:style-name="T10">Deployment</text:span>: </text:p>
      <text:list xml:id="list586742275" text:style-name="L4">
        <text:list-item>
          <text:p text:style-name="P47"><text:span text:style-name="T3">VPS (</text:span><text:span text:style-name="T1">DigitalOcean </text:span><text:span text:style-name="T3">droplet or AWS ec2), </text:span><text:span text:style-name="T2">D</text:span><text:span text:style-name="T3">ocker, </text:span><text:span text:style-name="T2">N</text:span><text:span text:style-name="T3">ginx</text:span></text:p>
        </text:list-item>
      </text:list>
      <text:p text:style-name="P6"/>
      <text:p text:style-name="P44"><draw:line text:anchor-type="paragraph" draw:z-index="1" draw:name="Horizontal line 2" draw:style-name="gr1" draw:text-style-name="P50" svg:x1="-0.025cm" svg:y1="0.737cm" svg:x2="16.975cm" svg:y2="0.737cm"><text:p/></draw:line>EXPERIENCE</text:p>
      <text:p text:style-name="P25"/>
      <table:table table:name="Table2" table:style-name="Table2">
        <table:table-column table:style-name="Table2.A"/>
        <table:table-column table:style-name="Table2.B"/>
        <table:table-row table:style-name="TableLine140507302128784">
          <table:table-cell table:style-name="Table2.A1" office:value-type="string">
            <text:p text:style-name="P8">EPAM Systems</text:p>
            <text:p text:style-name="P23">Full Stack <text:span text:style-name="T12">Software</text:span> Developer</text:p>
          </table:table-cell>
          <table:table-cell table:style-name="Table2.A1" office:value-type="string">
            <text:p text:style-name="P13">October 2021 - now</text:p>
          </table:table-cell>
        </table:table-row>
      </table:table>
      <text:p text:style-name="P7"><text:s/><text:span text:style-name="T16">Projects</text:span>:</text:p>
      <text:list xml:id="list4108829415" text:style-name="L5">
        <text:list-item>
          <text:p text:style-name="P30">Banking app</text:p>
        </text:list-item>
        <text:list-item>
          <text:p text:style-name="P30">App <text:span text:style-name="T12">for selling insurance</text:span> <text:span text:style-name="T12">(</text:span>Sales Assistant for Commercial Insurance Agents<text:span text:style-name="T12">)</text:span></text:p>
        </text:list-item>
        <text:list-item>
          <text:p text:style-name="P30"><text:span text:style-name="T12">Platform</text:span> for booking and reviewing restaurants</text:p>
        </text:list-item>
      </text:list>
      <text:p text:style-name="P18"><text:span text:style-name="T13"><text:s/></text:span><text:span text:style-name="T18">R</text:span><text:span text:style-name="T17">esponsibilities</text:span><text:span text:style-name="T10">:</text:span></text:p>
      <text:list xml:id="list113417831" text:style-name="L6">
        <text:list-item>
          <text:p text:style-name="P31">Maintain frontend pages (React, Redux)</text:p>
        </text:list-item>
        <text:list-item>
          <text:p text:style-name="P31">Maintain and refactor backend endpoints (REST api with Express, Postgres)</text:p>
        </text:list-item>
        <text:list-item>
          <text:p text:style-name="P31">Create a “url-shortener” microservice (Hapi, json-rpc, Postgres)</text:p>
        </text:list-item>
        <text:list-item>
          <text:p text:style-name="P31">Write business logic for long running jobs (such as DB data backfilling or email sending) using Bull library</text:p>
        </text:list-item>
      </text:list>
      <text:p text:style-name="P26"/>
      <table:table table:name="Table3" table:style-name="Table3">
        <table:table-column table:style-name="Table3.A"/>
        <table:table-column table:style-name="Table3.B"/>
        <table:table-row table:style-name="TableLine140507302840112">
          <table:table-cell table:style-name="Table3.A1" office:value-type="string">
            <text:p text:style-name="P10">Luxoft</text:p>
            <text:p text:style-name="P20"><text:span text:style-name="T12">Software</text:span> Developer</text:p>
          </table:table-cell>
          <table:table-cell table:style-name="Table3.A1" office:value-type="string">
            <text:p text:style-name="P14">February 2020 - October 2021</text:p>
          </table:table-cell>
        </table:table-row>
      </table:table>
      <text:p text:style-name="P9"><text:s/><text:span text:style-name="T16">Projects</text:span>:</text:p>
      <text:list xml:id="list205911735456924" text:continue-list="list4108829415" text:style-name="L5">
        <text:list-item>
          <text:p text:style-name="P35">Automotive in-vehicle infotainment</text:p>
        </text:list-item>
      </text:list>
      <text:p text:style-name="P19"><text:span text:style-name="T13"><text:s/></text:span><text:span text:style-name="T18">R</text:span><text:span text:style-name="T17">esponsibilities</text:span><text:span text:style-name="T10">:</text:span></text:p>
      <text:list xml:id="list2322667339" text:style-name="L7">
        <text:list-item>
          <text:p text:style-name="P32">Develop frontend part of human machine interfaces(central display of the car infotainment system) using React</text:p>
        </text:list-item>
      </text:list>
      <text:p text:style-name="P27"/>
      <table:table table:name="Table4" table:style-name="Table4">
        <table:table-column table:style-name="Table4.A"/>
        <table:table-column table:style-name="Table4.B"/>
        <table:table-row table:style-name="TableLine140507302511904">
          <table:table-cell table:style-name="Table4.A1" office:value-type="string">
            <text:p text:style-name="P12">Brightech</text:p>
            <text:p text:style-name="P22">Full Stack <text:span text:style-name="T12">Software</text:span> Developer</text:p>
          </table:table-cell>
          <table:table-cell table:style-name="Table4.A1" office:value-type="string">
            <text:p text:style-name="P15">July 2017 - February 2020</text:p>
          </table:table-cell>
        </table:table-row>
      </table:table>
      <text:p text:style-name="P11"><text:s/><text:span text:style-name="T16">Projects</text:span>:</text:p>
      <text:list xml:id="list205910596788954" text:continue-list="list205911735456924" text:style-name="L5">
        <text:list-item>
          <text:p text:style-name="P36">Transportation management system</text:p>
        </text:list-item>
      </text:list>
      <text:p text:style-name="P21"><text:span text:style-name="T13"><text:s/></text:span><text:span text:style-name="T18">R</text:span><text:span text:style-name="T17">esponsibilities</text:span><text:span text:style-name="T10">:</text:span></text:p>
      <text:list xml:id="list3978274585" text:style-name="L8">
        <text:list-item>
          <text:p text:style-name="P33">Develop realtime chat microservice using <text:span text:style-name="T14">E</text:span>xpress and Mongodb</text:p>
        </text:list-item>
        <text:list-item>
          <text:p text:style-name="P33">Develop new <text:span text:style-name="T14">frontend </text:span>pages with dynamic forms and real-time lists using React and Redux</text:p>
        </text:list-item>
        <text:list-item>
          <text:p text:style-name="P33">Implement websocket communication between Express server and React app using Socket.io library</text:p>
        </text:list-item>
        <text:list-item>
          <text:p text:style-name="P33">Implement “End to End” tests using <text:span text:style-name="T15">CodeceptJS</text:span></text:p>
        </text:list-item>
        <text:list-item>
          <text:p text:style-name="P33">Added dynamic Google Map to display truck fleet in real time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7"><text:soft-page-break/></text:p>
      <table:table table:name="Table5" table:style-name="Table5">
        <table:table-column table:style-name="Table5.A"/>
        <table:table-column table:style-name="Table5.B"/>
        <table:table-row table:style-name="TableLine140507304362448">
          <table:table-cell table:style-name="Table5.A1" office:value-type="string">
            <text:p text:style-name="P12">Zorya-Mashproekt</text:p>
            <text:p text:style-name="P22">Design Engineer</text:p>
          </table:table-cell>
          <table:table-cell table:style-name="Table5.A1" office:value-type="string">
            <text:p text:style-name="P15">April 2012 - July 2017</text:p>
          </table:table-cell>
        </table:table-row>
      </table:table>
      <text:p text:style-name="P11"><text:s/><text:span text:style-name="T16">Projects</text:span>:</text:p>
      <text:list xml:id="list205910881926694" text:continue-list="list205910596788954" text:style-name="L5">
        <text:list-item>
          <text:p text:style-name="P36"><text:span text:style-name="T14">D</text:span>evelopment of devices for manufacturing</text:p>
        </text:list-item>
      </text:list>
      <text:p text:style-name="P21"><text:span text:style-name="T13"><text:s/></text:span><text:span text:style-name="T18">R</text:span><text:span text:style-name="T17">esponsibilities</text:span><text:span text:style-name="T10">:</text:span></text:p>
      <text:list xml:id="list3891380045" text:style-name="L9">
        <text:list-item>
          <text:p text:style-name="P34">Develop “design documentation”(drawings) for manufacturing tools</text:p>
        </text:list-item>
      </text:list>
      <text:p text:style-name="P18"/>
      <text:p text:style-name="P45"><draw:line text:anchor-type="paragraph" draw:z-index="2" draw:name="Horizontal line 3" draw:style-name="gr1" draw:text-style-name="P50" svg:x1="-0.025cm" svg:y1="0.737cm" svg:x2="16.975cm" svg:y2="0.737cm"><text:p/></draw:line>EDUCATION</text:p>
      <text:list xml:id="list3208597437" text:style-name="L10">
        <text:list-header>
          <text:p text:style-name="P41"/>
        </text:list-header>
        <text:list-item>
          <text:p text:style-name="P48"><text:span text:style-name="T6">I</text:span><text:span text:style-name="T5">nstitution: </text:span><text:span text:style-name="T7">Admiral Makarov National University of Shipbuilding</text:span></text:p>
        </text:list-item>
      </text:list>
      <text:p text:style-name="P24"><text:span text:style-name="T10"><text:tab/></text:span>Program: <text:span text:style-name="T10">Mechanical Engineering</text:span></text:p>
      <text:p text:style-name="P38"/>
      <text:p text:style-name="P45"><draw:line text:anchor-type="paragraph" draw:z-index="3" draw:name="Horizontal line 4" draw:style-name="gr1" draw:text-style-name="P50" svg:x1="-0.025cm" svg:y1="0.737cm" svg:x2="16.975cm" svg:y2="0.737cm"><text:p/></draw:line>LANGUAGE</text:p>
      <text:list xml:id="list1306392321" text:style-name="L11">
        <text:list-header>
          <text:p text:style-name="P40"/>
        </text:list-header>
        <text:list-item>
          <text:p text:style-name="P49"><text:span text:style-name="T4">English: </text:span><text:span text:style-name="T8">intermediate </text:span><text:span text:style-name="T9">(B2)</text:span></text:p>
        </text:list-item>
        <text:list-item>
          <text:p text:style-name="P37">Russian: <text:span text:style-name="T10">fluent</text:span></text:p>
        </text:list-item>
        <text:list-item>
          <text:p text:style-name="P37">Ukrainian: <text:span text:style-name="T11">proficient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12-17T19:06:12.040986397</meta:creation-date>
    <dc:date>2024-12-17T20:59:09.673342396</dc:date>
    <meta:editing-duration>PT1H2M59S</meta:editing-duration>
    <meta:editing-cycles>20</meta:editing-cycles>
    <meta:generator>LibreOffice/7.3.4.2$MacOSX_X86_64 LibreOffice_project/728fec16bd5f605073805c3c9e7c4212a0120dc5</meta:generator>
    <meta:document-statistic meta:table-count="5" meta:image-count="0" meta:object-count="0" meta:page-count="2" meta:paragraph-count="60" meta:word-count="277" meta:character-count="1996" meta:non-whitespace-character-count="1791"/>
  </office:meta>
</office:document-meta>
</file>